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2136*"/>
    </style:style>
    <style:style style:name="Таблица1.B" style:family="table-column">
      <style:table-column-properties style:column-width="1.014cm" style:rel-column-width="575*"/>
    </style:style>
    <style:style style:name="Таблица1.C" style:family="table-column">
      <style:table-column-properties style:column-width="2.702cm" style:rel-column-width="1532*"/>
    </style:style>
    <style:style style:name="Таблица1.D" style:family="table-column">
      <style:table-column-properties style:column-width="8.957cm" style:rel-column-width="5078*"/>
    </style:style>
    <style:style style:name="Таблица1.E" style:family="table-column">
      <style:table-column-properties style:column-width="1.57cm" style:rel-column-width="89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P23" style:family="paragraph" style:parent-style-name="Standard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language="en" fo:country="US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text-properties fo:language="ru" fo:country="RU"/>
    </style:style>
    <style:style style:name="P27" style:family="paragraph" style:parent-style-name="Table_20_Contents">
      <style:text-properties fo:font-size="8pt" fo:language="en" fo:country="US" style:font-size-asian="8pt" style:font-size-complex="8pt"/>
    </style:style>
    <style:style style:name="P28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9" style:family="paragraph" style:parent-style-name="Table_20_Contents">
      <style:text-properties style:font-name="Arial1" fo:language="en" fo:country="US"/>
    </style:style>
    <style:style style:name="P30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0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2">Показывает без проблем.</text:p>
            <text:p text:style-name="P22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(которая графика без бордюра) сильно растянута по вертикали до границ</text:p>
            <text:p text:style-name="P2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Работает отлично.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0">breeze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18"/>
      <text:p text:style-name="P21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4-27T23:18:39.60">27.04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2:07:45.53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3" meta:paragraph-count="251" meta:word-count="898" meta:character-count="6209"/>
    <meta:user-defined meta:name="Поле 1"/>
    <meta:user-defined meta:name="Поле 2"/>
    <meta:user-defined meta:name="Поле 3"/>
    <meta:user-defined meta:name="Поле 4"/>
  </office:meta>
</office:document-meta>
</file>